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76c6" officeooo:paragraph-rsid="000676c6"/>
    </style:style>
    <style:style style:name="P2" style:family="paragraph" style:parent-style-name="Standard">
      <style:text-properties officeooo:paragraph-rsid="00072967"/>
    </style:style>
    <style:style style:name="P3" style:family="paragraph" style:parent-style-name="Standard">
      <style:text-properties officeooo:paragraph-rsid="000813e2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Heading_20_3">
      <style:text-properties officeooo:paragraph-rsid="00072967"/>
    </style:style>
    <style:style style:name="P6" style:family="paragraph" style:parent-style-name="Text_20_body">
      <style:text-properties officeooo:paragraph-rsid="000813e2"/>
    </style:style>
    <style:style style:name="P7" style:family="paragraph" style:parent-style-name="Standard">
      <style:text-properties officeooo:paragraph-rsid="0009cd02"/>
    </style:style>
    <style:style style:name="P8" style:family="paragraph" style:parent-style-name="Text_20_body" style:list-style-name="L1"/>
    <style:style style:name="T1" style:family="text">
      <style:text-properties officeooo:rsid="00072967"/>
    </style:style>
    <style:style style:name="T2" style:family="text">
      <style:text-properties officeooo:rsid="0009cd02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docker start</text:p>
      <text:p text:style-name="P1">sudo docker-compose up -d</text:p>
      <text:p text:style-name="P2"><text:span text:style-name="T1">sudo </text:span><text:span text:style-name="Source_20_Text">docker-compose stop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><text:span text:style-name="T1">From site https://blog.lukaspradel.com/dockerizing-a-tomcat-postgresql-java-web-application/</text:span></text:span></text:p>
      <text:h text:style-name="P5" text:outline-level="3"><text:bookmark text:name="runningtheapplication"/><text:span text:style-name="Source_20_Text">Running the application</text:span></text:h>
      <text:p text:style-name="Text_20_body">Execute the following command to start our containers: </text:p>
      <text:p text:style-name="Text_20_body">Bash</text:p>
      <text:p text:style-name="P4"><text:span text:style-name="Source_20_Text">$ docker-compose up -d </text:span></text:p>
      <text:p text:style-name="Text_20_body">To stop the containers run </text:p>
      <text:p text:style-name="Text_20_body">Bash</text:p>
      <text:p text:style-name="P4"><text:span text:style-name="Source_20_Text">$ docker-compose stop</text:span></text:p>
      <text:p text:style-name="Text_20_body">A list of all docker containers is available via </text:p>
      <text:p text:style-name="Text_20_body">Bash</text:p>
      <text:p text:style-name="P4"><text:span text:style-name="Source_20_Text">$ docker ps -a</text:span></text:p>
      <text:p text:style-name="Text_20_body">To open a shell in one of the containers (for example to access log files), run the following command: </text:p>
      <text:p text:style-name="Text_20_body">Bash</text:p>
      <text:p text:style-name="P4"><text:span text:style-name="Source_20_Text">$ docker exec -it &lt;container_id&gt; /bin/bash </text:span></text:p>
      <text:p text:style-name="Text_20_body">Finally, to redeploy only specific containers, use the following command: </text:p>
      <text:p text:style-name="Text_20_body">Bash</text:p>
      <text:p text:style-name="Preformatted_20_Text"><text:span text:style-name="Source_20_Text">$ docker-compose build &lt;container_id&gt;</text:span></text:p>
      <text:p text:style-name="P4"><text:span text:style-name="Source_20_Text">$ docker-compose up --no-deps -d &lt;container_id&gt;</text:span></text:p>
      <text:p text:style-name="P7"><text:span text:style-name="Source_20_Text"><text:span text:style-name="T2">sudo docker-compose up –build</text:span></text:span></text:p>
      <text:p text:style-name="P7"><text:span text:style-name="Source_20_Text"><text:span text:style-name="T2">Close</text:span></text:span></text:p>
      <text:p text:style-name="P7"><text:span text:style-name="Source_20_Text"><text:span text:style-name="T2">Ctrl+C</text:span></text:span></text:p>
      <text:p text:style-name="P2"><text:span text:style-name="Source_20_Text"/></text:p>
      <text:p text:style-name="P6"><text:span text:style-name="Source_20_Text">Use systemctl command to manage postgresql service:</text:span></text:p>
      <text:list xml:id="list598124368" text:style-name="L1">
        <text:list-item>
          <text:p text:style-name="P8">stop service:</text:p>
          <text:p text:style-name="P8"><text:span text:style-name="Source_20_Text">systemctl stop postgresql</text:span></text:p>
        </text:list-item>
        <text:list-item>
          <text:p text:style-name="P8">start service:</text:p>
          <text:p text:style-name="P8"><text:span text:style-name="Source_20_Text">systemctl start postgresql</text:span></text:p>
        </text:list-item>
        <text:list-item>
          <text:p text:style-name="P8">show status of service:</text:p>
          <text:p text:style-name="P8"><text:span text:style-name="Source_20_Text">systemctl status postgresql</text:span></text:p>
        </text:list-item>
        <text:list-item>
          <text:p text:style-name="P8"><text:soft-page-break/>disable service(not auto-start any more)</text:p>
          <text:p text:style-name="P8"><text:span text:style-name="Source_20_Text">systemctl disable postgresql</text:span></text:p>
        </text:list-item>
        <text:list-item>
          <text:p text:style-name="P8">enable service postgresql(auto-start)</text:p>
          <text:p text:style-name="P8"><text:span text:style-name="Source_20_Text">systemctl enable postgresql</text:span></text:p>
        </text:list-item>
      </text:list>
      <text:p text:style-name="P3"><text:span text:style-name="Source_20_Text"/></text:p>
      <text:p text:style-name="P3"><text:span text:style-name="Source_20_Text"/></text:p>
      <text:p text:style-name="P3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4:53:18.837074646</meta:creation-date>
    <dc:date>2019-11-01T17:03:25.895262517</dc:date>
    <meta:editing-duration>PT3M5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149" meta:character-count="1055" meta:non-whitespace-character-count="940"/>
  </office:meta>
</office:document-meta>
</file>